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8f8" officeooo:paragraph-rsid="001b18f8"/>
    </style:style>
    <style:style style:name="P2" style:family="paragraph" style:parent-style-name="Standard">
      <style:text-properties officeooo:rsid="001d0864" officeooo:paragraph-rsid="001d0864"/>
    </style:style>
    <style:style style:name="P3" style:family="paragraph" style:parent-style-name="Standard">
      <style:text-properties officeooo:rsid="001d1120" officeooo:paragraph-rsid="001d1120"/>
    </style:style>
    <style:style style:name="P4" style:family="paragraph" style:parent-style-name="Preformatted_20_Text">
      <style:text-properties fo:color="#000000" style:font-name="DejaVu Sans Mono" officeooo:rsid="001b18f8" officeooo:paragraph-rsid="001b18f8"/>
    </style:style>
    <style:style style:name="P5" style:family="paragraph" style:parent-style-name="Preformatted_20_Text">
      <style:text-properties fo:color="#000000" style:font-name="DejaVu Sans Mono" officeooo:rsid="001d0864" officeooo:paragraph-rsid="001d0864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7" style:family="paragraph" style:parent-style-name="Preformatted_20_Text">
      <style:text-properties fo:color="#000000"/>
    </style:style>
    <style:style style:name="P8" style:family="paragraph" style:parent-style-name="Preformatted_20_Text">
      <style:text-properties fo:color="#000000" style:font-name="DejaVu Sans Mono"/>
    </style:style>
    <style:style style:name="P9" style:family="paragraph" style:parent-style-name="Preformatted_20_Text">
      <style:text-properties fo:color="#808080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weight="bold"/>
    </style:style>
    <style:style style:name="T3" style:family="text">
      <style:text-properties fo:color="#008080"/>
    </style:style>
    <style:style style:name="T4" style:family="text">
      <style:text-properties fo:color="#008080" style:font-name="DejaVu Sans Mono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style="italic"/>
    </style:style>
    <style:style style:name="T7" style:family="text">
      <style:text-properties fo:color="#0000ff" style:font-name="DejaVu Sans Mono"/>
    </style:style>
    <style:style style:name="T8" style:family="text">
      <style:text-properties fo:color="#808080"/>
    </style:style>
    <style:style style:name="T9" style:family="text">
      <style:text-properties fo:color="#808080" style:font-name="DejaVu Sans Mono" fo:font-style="italic"/>
    </style:style>
    <style:style style:name="T10" style:family="text">
      <style:text-properties fo:color="#808080" fo:font-style="italic"/>
    </style:style>
    <style:style style:name="T11" style:family="text">
      <style:text-properties fo:color="#371f80"/>
    </style:style>
    <style:style style:name="T12" style:family="text">
      <style:text-properties fo:color="#371f80" style:font-name="DejaVu Sa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 1.</text:p>
      <text:p text:style-name="P1"><text:tab/>Так как данные не превосходят 1000, то можно использовать сортировку подсчетом, которая работает за N. После этого останется взять только нужный элемент в отсортированном массиве. </text:p>
      <text:p text:style-name="P1"><text:tab/>Таким образом весь алгоритм будет работать за N при любых данных.</text:p>
      <text:p text:style-name="P1"/>
      <text:p text:style-name="P4"><text:span text:style-name="T1">int </text:span>count_stat(<text:span text:style-name="T3">std</text:span>::<text:span text:style-name="T3">vector</text:span>&lt;<text:span text:style-name="T1">int</text:span>&gt; &amp; array, <text:span text:style-name="T1">int </text:span>k){</text:p>
      <text:p text:style-name="P7"><text:s text:c="4"/><text:span text:style-name="T2">int </text:span><text:span text:style-name="T5">maxe = array</text:span><text:span text:style-name="T4">[</text:span><text:span text:style-name="T7">0</text:span><text:span text:style-name="T4">]</text:span><text:span text:style-name="T5">;</text:span></text:p>
      <text:p text:style-name="P7"><text:s text:c="4"/><text:span text:style-name="T2">for</text:span><text:span text:style-name="T5">(</text:span><text:span text:style-name="T2">int </text:span><text:span text:style-name="T5">i = </text:span><text:span text:style-name="T7">0</text:span><text:span text:style-name="T5">; i &lt; array.size(); i++) </text:span><text:span text:style-name="T2">if</text:span><text:span text:style-name="T5">(array</text:span><text:span text:style-name="T4">[</text:span><text:span text:style-name="T5">i</text:span><text:span text:style-name="T4">] </text:span><text:span text:style-name="T5">&gt; maxe) maxe = array</text:span><text:span text:style-name="T4">[</text:span><text:span text:style-name="T5">i</text:span><text:span text:style-name="T4">]</text:span><text:span text:style-name="T5">; </text:span><text:span text:style-name="T9">// максимальный элемент</text:span></text:p>
      <text:p text:style-name="P7"><text:span text:style-name="T8"><text:s text:c="4"/></text:span><text:span text:style-name="T4">std</text:span><text:span text:style-name="T5">::</text:span><text:span text:style-name="T4">vector</text:span><text:span text:style-name="T5">&lt;</text:span><text:span text:style-name="T2">int</text:span><text:span text:style-name="T5">&gt; counts(maxe+</text:span><text:span text:style-name="T7">1</text:span><text:span text:style-name="T5">, </text:span><text:span text:style-name="T7">0</text:span><text:span text:style-name="T5">); </text:span><text:span text:style-name="T9">// массив с подсчетами</text:span></text:p>
      <text:p text:style-name="P7"><text:span text:style-name="T8"><text:s text:c="4"/></text:span><text:span text:style-name="T2">for</text:span><text:span text:style-name="T5">(</text:span><text:span text:style-name="T2">int </text:span><text:span text:style-name="T5">i = </text:span><text:span text:style-name="T7">0</text:span><text:span text:style-name="T5">; i &lt; array.size(); i++) counts</text:span><text:span text:style-name="T4">[</text:span><text:span text:style-name="T5">array</text:span><text:span text:style-name="T4">[</text:span><text:span text:style-name="T5">i</text:span><text:span text:style-name="T4">]]</text:span><text:span text:style-name="T5">++; </text:span><text:span text:style-name="T9">// подсчитываем</text:span></text:p>
      <text:p text:style-name="P7"><text:span text:style-name="T8"><text:s text:c="4"/></text:span><text:span text:style-name="T2">int </text:span><text:span text:style-name="T5">c = </text:span><text:span text:style-name="T7">0</text:span><text:span text:style-name="T5">;</text:span></text:p>
      <text:p text:style-name="P7"><text:s text:c="4"/><text:span text:style-name="T2">for</text:span><text:span text:style-name="T5">(</text:span><text:span text:style-name="T2">int </text:span><text:span text:style-name="T5">i = </text:span><text:span text:style-name="T7">0</text:span><text:span text:style-name="T5">; i &lt; counts.size(); i++) {</text:span></text:p>
      <text:p text:style-name="P7"><text:s text:c="8"/><text:span text:style-name="T2">for</text:span><text:span text:style-name="T5">(</text:span><text:span text:style-name="T2">int </text:span><text:span text:style-name="T5">j = </text:span><text:span text:style-name="T7">0</text:span><text:span text:style-name="T5">; j &lt; counts</text:span><text:span text:style-name="T4">[</text:span><text:span text:style-name="T5">i</text:span><text:span text:style-name="T4">]</text:span><text:span text:style-name="T5">; j++) { </text:span><text:span text:style-name="T9">// восстанавливаем массив</text:span></text:p>
      <text:p text:style-name="P7"><text:span text:style-name="T8"><text:s text:c="12"/></text:span><text:span text:style-name="T5">array</text:span><text:span text:style-name="T4">[</text:span><text:span text:style-name="T5">c</text:span><text:span text:style-name="T4">] </text:span><text:span text:style-name="T5">= i;</text:span></text:p>
      <text:p text:style-name="P7"><text:s text:c="12"/><text:span text:style-name="T2">if</text:span><text:span text:style-name="T5">(c == k) {</text:span></text:p>
      <text:p text:style-name="P7"><text:s text:c="16"/><text:span text:style-name="T2">return </text:span><text:span text:style-name="T5">array</text:span><text:span text:style-name="T4">[</text:span><text:span text:style-name="T5">c</text:span><text:span text:style-name="T4">]</text:span><text:span text:style-name="T5">;</text:span></text:p>
      <text:p text:style-name="P7"><text:s text:c="12"/><text:span text:style-name="T5">}</text:span></text:p>
      <text:p text:style-name="P7"><text:s text:c="12"/><text:span text:style-name="T5">c++;</text:span></text:p>
      <text:p text:style-name="P7"><text:s text:c="8"/><text:span text:style-name="T5">}</text:span></text:p>
      <text:p text:style-name="P7"><text:s text:c="4"/><text:span text:style-name="T5">}</text:span></text:p>
      <text:p text:style-name="P6">}</text:p>
      <text:p text:style-name="P1"/>
      <text:p text:style-name="P2">Задание 2.</text:p>
      <text:p text:style-name="P2"><text:tab/>Как было показано в лекции, медиана медиан всегда работает за N. Таким образом, если бы заменим в быстрой сортировке выбор случайного элемента на выбор медианы, то тогда мы добавим лишь N операций на каждом уровне сортировки, а значит итоговое время работы все еще будет N*logN, но теперь гарантированно, так как мы всегда делим попалам.</text:p>
      <text:p text:style-name="P2"/>
      <text:p text:style-name="P5"><text:span text:style-name="T1">template</text:span>&lt;<text:span text:style-name="T1">class </text:span><text:span text:style-name="T11">Iter</text:span>&gt;</text:p>
      <text:p text:style-name="P8"><text:span text:style-name="T11">Iter </text:span>partition(<text:span text:style-name="T11">Iter </text:span>begin, <text:span text:style-name="T11">Iter </text:span>end, <text:span text:style-name="T1">int </text:span>t) { <text:span text:style-name="T10">// функция для разбиения массива на нужные нам подмассивы</text:span></text:p>
      <text:p text:style-name="P7"><text:span text:style-name="T8"><text:s text:c="4"/></text:span><text:span text:style-name="T2">while</text:span><text:span text:style-name="T5">(begin != end) { </text:span><text:span text:style-name="T9">// идем с двух сторон, пока не сойдемся</text:span></text:p>
      <text:p text:style-name="P7"><text:span text:style-name="T8"><text:s text:c="8"/></text:span><text:span text:style-name="T2">while</text:span><text:span text:style-name="T5">( *begin &lt; t ) { </text:span><text:span text:style-name="T9">// пропускаем все уже корректно стоящие элементы</text:span></text:p>
      <text:p text:style-name="P7"><text:span text:style-name="T8"><text:s text:c="12"/></text:span><text:span text:style-name="T5">++begin;</text:span></text:p>
      <text:p text:style-name="P7"><text:s text:c="12"/><text:span text:style-name="T2">if</text:span><text:span text:style-name="T5">(begin == end) </text:span><text:span text:style-name="T2">return </text:span><text:span text:style-name="T5">begin; </text:span><text:span text:style-name="T9">// если сошлись</text:span></text:p>
      <text:p text:style-name="P7"><text:span text:style-name="T8"><text:s text:c="8"/></text:span><text:span text:style-name="T5">}</text:span></text:p>
      <text:p text:style-name="P7"><text:s text:c="8"/><text:span text:style-name="T2">do </text:span><text:span text:style-name="T5">{ </text:span><text:span text:style-name="T9">// симметрочно двигаемся с конца</text:span></text:p>
      <text:p text:style-name="P7"><text:span text:style-name="T8"><text:s text:c="12"/></text:span><text:span text:style-name="T5">--end;</text:span></text:p>
      <text:p text:style-name="P7"><text:s text:c="12"/><text:span text:style-name="T2">if</text:span><text:span text:style-name="T5">(begin == end) </text:span><text:span text:style-name="T2">return </text:span><text:span text:style-name="T5">begin;</text:span></text:p>
      <text:p text:style-name="P7"><text:s text:c="8"/><text:span text:style-name="T5">} </text:span><text:span text:style-name="T2">while</text:span><text:span text:style-name="T5">(*end &gt; t);</text:span></text:p>
      <text:p text:style-name="P7"><text:s text:c="8"/><text:span text:style-name="T2">int </text:span><text:span text:style-name="T5">temp = *begin; </text:span><text:span text:style-name="T9">// меняем местами неправильно стоящие элементы</text:span></text:p>
      <text:p text:style-name="P7"><text:span text:style-name="T8"><text:s text:c="8"/></text:span><text:span text:style-name="T5">*begin = *end;</text:span></text:p>
      <text:p text:style-name="P7"><text:s text:c="8"/><text:span text:style-name="T5">*end = temp;</text:span></text:p>
      <text:p text:style-name="P7"><text:s text:c="8"/><text:span text:style-name="T5">++begin;</text:span></text:p>
      <text:p text:style-name="P7"><text:s text:c="4"/><text:span text:style-name="T5">}</text:span></text:p>
      <text:p text:style-name="P7"><text:s text:c="4"/><text:span text:style-name="T2">return </text:span><text:span text:style-name="T5">begin; </text:span><text:span text:style-name="T9">// возвращаем на место опорного элемента t в этом массиве (по сути элемент разделения массива)</text:span></text:p>
      <text:p text:style-name="P8">}</text:p>
      <text:p text:style-name="P8"/>
      <text:p text:style-name="P8"><text:span text:style-name="T1">template </text:span>&lt;<text:span text:style-name="T1">class </text:span><text:span text:style-name="T11">Iter</text:span>&gt;</text:p>
      <text:p text:style-name="P8"><text:span text:style-name="T1">int </text:span>median_of_medians(<text:span text:style-name="T11">Iter </text:span>begin, <text:span text:style-name="T11">Iter </text:span>end, <text:span text:style-name="T1">int </text:span>k) {</text:p>
      <text:p text:style-name="P7"><text:s text:c="4"/><text:span text:style-name="T2">if</text:span><text:span text:style-name="T5">(end - begin &lt;= </text:span><text:span text:style-name="T7">10</text:span><text:span text:style-name="T5">) { </text:span><text:span text:style-name="T9">// если осталось мало элементов, то просто отсортируем и вернем k-ый элемент</text:span></text:p>
      <text:p text:style-name="P7"><text:span text:style-name="T8"><text:s text:c="8"/></text:span><text:span text:style-name="T4">std</text:span><text:span text:style-name="T5">::sort(begin, end);</text:span></text:p>
      <text:p text:style-name="P7"><text:s text:c="8"/><text:span text:style-name="T2">return </text:span><text:span text:style-name="T5">*(begin + k);</text:span></text:p>
      <text:p text:style-name="P7"><text:soft-page-break/><text:s text:c="4"/><text:span text:style-name="T5">}</text:span></text:p>
      <text:p text:style-name="P7"><text:s text:c="4"/><text:span text:style-name="T4">std</text:span><text:span text:style-name="T5">::</text:span><text:span text:style-name="T4">vector</text:span><text:span text:style-name="T5">&lt;</text:span><text:span text:style-name="T2">int</text:span><text:span text:style-name="T5">&gt; medians; </text:span><text:span text:style-name="T9">// массив из медиан</text:span></text:p>
      <text:p text:style-name="P7"><text:span text:style-name="T8"><text:s text:c="4"/></text:span><text:span text:style-name="T12">Iter </text:span><text:span text:style-name="T5">prev = begin;</text:span></text:p>
      <text:p text:style-name="P7"><text:s text:c="4"/><text:span text:style-name="T12">Iter </text:span><text:span text:style-name="T5">next = prev + </text:span><text:span text:style-name="T7">5</text:span><text:span text:style-name="T5">; </text:span><text:span text:style-name="T9">// делим по 5 элементов</text:span></text:p>
      <text:p text:style-name="P7"><text:span text:style-name="T8"><text:s text:c="4"/></text:span><text:span text:style-name="T2">while</text:span><text:span text:style-name="T5">(next &lt; end) {</text:span></text:p>
      <text:p text:style-name="P7"><text:s text:c="8"/><text:span text:style-name="T5">medians.push_back(median_of_medians(prev, next, </text:span><text:span text:style-name="T7">2</text:span><text:span text:style-name="T5">)); </text:span><text:span text:style-name="T9">// добавляем медиану 5-ти элементного множества</text:span></text:p>
      <text:p text:style-name="P7"><text:span text:style-name="T8"><text:s text:c="8"/></text:span><text:span text:style-name="T5">prev += </text:span><text:span text:style-name="T7">5</text:span><text:span text:style-name="T5">;</text:span></text:p>
      <text:p text:style-name="P7"><text:s text:c="8"/><text:span text:style-name="T5">next += </text:span><text:span text:style-name="T7">5</text:span><text:span text:style-name="T5">;</text:span></text:p>
      <text:p text:style-name="P7"><text:s text:c="4"/><text:span text:style-name="T5">}</text:span></text:p>
      <text:p text:style-name="P7"><text:s text:c="4"/><text:span text:style-name="T2">if</text:span><text:span text:style-name="T5">(next != end) { </text:span><text:span text:style-name="T9">// если остались еще элементы, то дописываем их</text:span></text:p>
      <text:p text:style-name="P7"><text:span text:style-name="T8"><text:s text:c="8"/></text:span><text:span text:style-name="T4">std</text:span><text:span text:style-name="T5">::copy(prev, end, </text:span><text:span text:style-name="T4">std</text:span><text:span text:style-name="T5">::back_inserter(medians));</text:span></text:p>
      <text:p text:style-name="P7"><text:s text:c="4"/><text:span text:style-name="T5">}</text:span></text:p>
      <text:p text:style-name="P7"><text:s text:c="4"/><text:span text:style-name="T2">int </text:span><text:span text:style-name="T5">M = median_of_medians(medians.begin(), medians.end(), </text:span><text:span text:style-name="T2">int</text:span><text:span text:style-name="T5">(medians.size())/</text:span><text:span text:style-name="T7">2</text:span><text:span text:style-name="T5">); </text:span><text:span text:style-name="T9">// находим медиану медиан</text:span></text:p>
      <text:p text:style-name="P9"><text:s text:c="4"/><text:span text:style-name="T6">// далее идет точь-в-точь предыдущий алгоритм</text:span></text:p>
      <text:p text:style-name="P7"><text:span text:style-name="T8"><text:s text:c="4"/></text:span><text:span text:style-name="T12">Iter </text:span><text:span text:style-name="T5">middle = </text:span><text:span text:style-name="T4">std</text:span><text:span text:style-name="T5">::partition(begin, end, [M](</text:span><text:span text:style-name="T2">int </text:span><text:span text:style-name="T5">s){</text:span><text:span text:style-name="T2">return </text:span><text:span text:style-name="T5">s &lt; M;});</text:span></text:p>
      <text:p text:style-name="P7"><text:s text:c="4"/><text:span text:style-name="T4">std</text:span><text:span text:style-name="T5">::partition(middle, end, [M](</text:span><text:span text:style-name="T2">int </text:span><text:span text:style-name="T5">s) {</text:span><text:span text:style-name="T2">return </text:span><text:span text:style-name="T5">s == M;});</text:span></text:p>
      <text:p text:style-name="P7"><text:s text:c="4"/><text:span text:style-name="T2">int </text:span><text:span text:style-name="T5">left_size = middle - begin;</text:span></text:p>
      <text:p text:style-name="P7"><text:s text:c="4"/><text:span text:style-name="T2">if</text:span><text:span text:style-name="T5">(left_size == k) { </text:span><text:span text:style-name="T9">// нашли нашу статистику</text:span></text:p>
      <text:p text:style-name="P7"><text:span text:style-name="T8"><text:s text:c="8"/></text:span><text:span text:style-name="T2">return </text:span><text:span text:style-name="T5">M;</text:span></text:p>
      <text:p text:style-name="P7"><text:s text:c="4"/><text:span text:style-name="T5">} </text:span><text:span text:style-name="T2">else if</text:span><text:span text:style-name="T5">(left_size &gt; k) {</text:span></text:p>
      <text:p text:style-name="P7"><text:s text:c="8"/><text:span text:style-name="T2">return </text:span><text:span text:style-name="T5">median_of_medians(begin, middle, k);</text:span></text:p>
      <text:p text:style-name="P7"><text:s text:c="4"/><text:span text:style-name="T5">} </text:span><text:span text:style-name="T2">else </text:span><text:span text:style-name="T5">{</text:span></text:p>
      <text:p text:style-name="P7"><text:s text:c="8"/><text:span text:style-name="T2">return </text:span><text:span text:style-name="T5">median_of_medians(middle+</text:span><text:span text:style-name="T7">1</text:span><text:span text:style-name="T5">, end, k-left_size-</text:span><text:span text:style-name="T7">1</text:span><text:span text:style-name="T5">);</text:span></text:p>
      <text:p text:style-name="P7"><text:s text:c="4"/><text:span text:style-name="T5">}</text:span></text:p>
      <text:p text:style-name="P8">}</text:p>
      <text:p text:style-name="P8"><text:span text:style-name="T1">template</text:span>&lt;<text:span text:style-name="T1">class </text:span><text:span text:style-name="T11">Iter</text:span>&gt;</text:p>
      <text:p text:style-name="P8"><text:span text:style-name="T1">void </text:span>quick_sort(<text:span text:style-name="T11">Iter </text:span>begin, <text:span text:style-name="T11">Iter </text:span>end) {</text:p>
      <text:p text:style-name="P7"><text:s text:c="4"/><text:span text:style-name="T2">if</text:span><text:span text:style-name="T5">(end - begin &lt;= </text:span><text:span text:style-name="T7">1</text:span><text:span text:style-name="T5">) </text:span><text:span text:style-name="T2">return </text:span><text:span text:style-name="T5">; </text:span><text:span text:style-name="T9">// один элемент уже отсортирован</text:span></text:p>
      <text:p text:style-name="P7"><text:span text:style-name="T8"><text:s text:c="4"/></text:span><text:span text:style-name="T2">int </text:span><text:span text:style-name="T5">distance = end — begin;</text:span></text:p>
      <text:p text:style-name="P7"><text:span text:style-name="T5"/></text:p>
      <text:p text:style-name="P7"><text:s text:c="4"/><text:span text:style-name="T4">std</text:span><text:span text:style-name="T5">::</text:span><text:span text:style-name="T4">vector</text:span><text:span text:style-name="T5">&lt;</text:span><text:span text:style-name="T2">int</text:span><text:span text:style-name="T5">&gt; temp;</text:span></text:p>
      <text:p text:style-name="P7"><text:s text:c="4"/><text:span text:style-name="T4">std</text:span><text:span text:style-name="T5">::copy(begin, end, </text:span><text:span text:style-name="T4">std</text:span><text:span text:style-name="T5">::back_inserter(temp)); </text:span><text:span text:style-name="T9">// если изначально не скопировать массив, то тогда медиана медиан его изменит, а мы не хотим этого.</text:span></text:p>
      <text:p text:style-name="P7"><text:span text:style-name="T8"><text:s text:c="4"/></text:span><text:span text:style-name="T2">int </text:span><text:span text:style-name="T5">t = median_of_medians(temp.begin(), temp.end(), temp.size()/</text:span><text:span text:style-name="T7">2</text:span><text:span text:style-name="T5">); </text:span><text:span text:style-name="T9">// Будем выбирать медиану, а не случайный элемент</text:span></text:p>
      <text:p text:style-name="P7"><text:span text:style-name="T9"/></text:p>
      <text:p text:style-name="P7"><text:span text:style-name="T8"><text:s text:c="4"/></text:span><text:span text:style-name="T12">Iter </text:span><text:span text:style-name="T5">middle = partition(begin, end, t); </text:span><text:span text:style-name="T9">// разбиваем массив</text:span></text:p>
      <text:p text:style-name="P7"><text:span text:style-name="T8"><text:s text:c="4"/></text:span><text:span text:style-name="T5">quick_sort(begin, middle); </text:span><text:span text:style-name="T9">// сортируем левую часть</text:span></text:p>
      <text:p text:style-name="P7"><text:span text:style-name="T8"><text:s text:c="4"/></text:span><text:span text:style-name="T5">quick_sort(middle, end); </text:span><text:span text:style-name="T9">// сортируем правую часть</text:span></text:p>
      <text:p text:style-name="P6">}</text:p>
      <text:p text:style-name="P3"><text:tab/>Хоть мы и добились стабильной работы за N*logN, нужно понимать, что дополнительные затраты на поиск медианты неизбежны. Это означает, что данный алгоритм лучше использовать на больших массивах, а на маленьких гораздо лучше использовать стандартный алгоритм быстрой сортиров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7:20:46.439163551</meta:creation-date>
    <dc:date>2016-12-19T17:44:55.900058148</dc:date>
    <meta:editing-duration>PT3M49S</meta:editing-duration>
    <meta:editing-cycles>1</meta:editing-cycles>
    <meta:document-statistic meta:table-count="0" meta:image-count="0" meta:object-count="0" meta:page-count="2" meta:paragraph-count="81" meta:word-count="568" meta:character-count="4029" meta:non-whitespace-character-count="3129"/>
    <meta:generator>LibreOffice/5.1.4.2$Linux_X86_64 LibreOffice_project/10m0$Build-2</meta:generator>
  </office:meta>
</office:document-meta>
</file>